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3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8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2234" calcext:value-type="percentage">
            <text:p>12,23%</text:p>
          </table:table-cell>
          <table:table-cell table:style-name="ce21" table:formula="of:=AVERAGE([.H2:.H11])" office:value-type="percentage" office:value="0.13633" calcext:value-type="percentage">
            <text:p>13,63%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6"/>
          <table:table-cell table:formula="of:=STDEV([.G2:.G11])" office:value-type="percentage" office:value="0.0762605358841212" calcext:value-type="percentage">
            <text:p>7,63%</text:p>
          </table:table-cell>
          <table:table-cell table:formula="of:=STDEV([.H2:.H11])" office:value-type="percentage" office:value="0.0763704283956384" calcext:value-type="percentage">
            <text:p>7,64%</text:p>
          </table:table-cell>
          <table:table-cell table:formula="of:=STDEV([.I2:.I1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2271" calcext:value-type="percentage">
            <text:p>22,71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0344" calcext:value-type="percentage">
            <text:p>3,4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1092" calcext:value-type="percentage">
            <text:p>10,92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1232" calcext:value-type="percentage">
            <text:p>12,32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435" calcext:value-type="percentage">
            <text:p>14,3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1" calcext:value-type="percentage">
            <text:p>36,61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657" calcext:value-type="percentage">
            <text:p>16,57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957" calcext:value-type="percentage">
            <text:p>9,57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15:.B24])" office:value-type="percentage" office:value="0.35001" calcext:value-type="percentage">
            <text:p>35,00%</text:p>
          </table:table-cell>
          <table:table-cell table:style-name="ce21" table:formula="of:=AVERAGE([.C15:.C24])" office:value-type="percentage" office:value="0.14326" calcext:value-type="percentage">
            <text:p>14,33%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15:.G24])" office:value-type="percentage" office:value="0.33531" calcext:value-type="percentage">
            <text:p>33,53%</text:p>
          </table:table-cell>
          <table:table-cell table:style-name="ce21" table:formula="of:=AVERAGE([.H15:.H24])" office:value-type="percentage" office:value="0.1" calcext:value-type="percentage">
            <text:p>10,00%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616229295347474" calcext:value-type="percentage">
            <text:p>6,16%</text:p>
          </table:table-cell>
          <table:table-cell table:formula="of:=STDEV([.C15:.C24])" office:value-type="percentage" office:value="0.0402972896800214" calcext:value-type="percentage">
            <text:p>4,03%</text:p>
          </table:table-cell>
          <table:table-cell table:formula="of:=STDEV([.D15:.D24])" office:value-type="string" office:string-value="" calcext:value-type="error">
            <text:p>#DIV/0!</text:p>
          </table:table-cell>
          <table:table-cell table:number-columns-repeated="2"/>
          <table:table-cell table:formula="of:=STDEV([.G15:.G24])" office:value-type="percentage" office:value="0.0558666159506532" calcext:value-type="percentage">
            <text:p>5,59%</text:p>
          </table:table-cell>
          <table:table-cell table:formula="of:=STDEV([.H15:.H24])" office:value-type="percentage" office:value="0.0340820252397718" calcext:value-type="percentage">
            <text:p>3,41%</text:p>
          </table:table-cell>
          <table:table-cell table:formula="of:=STDEV([.I15:.I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543" calcext:value-type="percentage">
            <text:p>55,43%</text:p>
          </table:table-cell>
          <table:table-cell office:value-type="percentage" office:value="0.3648" calcext:value-type="percentage">
            <text:p>36,48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914" calcext:value-type="percentage">
            <text:p>69,14%</text:p>
          </table:table-cell>
          <table:table-cell office:value-type="percentage" office:value="0.4381" calcext:value-type="percentage">
            <text:p>43,81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37" calcext:value-type="percentage">
            <text:p>79,3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295" calcext:value-type="percentage">
            <text:p>62,95%</text:p>
          </table:table-cell>
          <table:table-cell office:value-type="percentage" office:value="0.4571" calcext:value-type="percentage">
            <text:p>45,71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3886" calcext:value-type="percentage">
            <text:p>38,86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952" calcext:value-type="percentage">
            <text:p>59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4181" calcext:value-type="percentage">
            <text:p>41,81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556" calcext:value-type="percentage">
            <text:p>65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7238" calcext:value-type="percentage">
            <text:p>72,38%</text:p>
          </table:table-cell>
          <table:table-cell office:value-type="percentage" office:value="0.4095" calcext:value-type="percentage">
            <text:p>40,95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635" calcext:value-type="percentage">
            <text:p>46,3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175" calcext:value-type="percentage">
            <text:p>31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34" calcext:value-type="percentage">
            <text:p>34,00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28:.B37])" office:value-type="percentage" office:value="0.62894" calcext:value-type="percentage">
            <text:p>62,89%</text:p>
          </table:table-cell>
          <table:table-cell table:style-name="ce21" table:formula="of:=AVERAGE([.C28:.C37])" office:value-type="percentage" office:value="0.4099" calcext:value-type="percentage">
            <text:p>40,99%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8:.G37])" office:value-type="percentage" office:value="0.50461" calcext:value-type="percentage">
            <text:p>50,46%</text:p>
          </table:table-cell>
          <table:table-cell table:style-name="ce21" table:formula="of:=AVERAGE([.H28:.H37])" office:value-type="percentage" office:value="0.54667" calcext:value-type="percentage">
            <text:p>54,67%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55575018368568" calcext:value-type="percentage">
            <text:p>5,56%</text:p>
          </table:table-cell>
          <table:table-cell table:formula="of:=STDEV([.C28:.C37])" office:value-type="percentage" office:value="0.0615285660847419" calcext:value-type="percentage">
            <text:p>6,15%</text:p>
          </table:table-cell>
          <table:table-cell table:formula="of:=STDEV([.D28:.D37])" office:value-type="string" office:string-value="" calcext:value-type="error">
            <text:p>#DIV/0!</text:p>
          </table:table-cell>
          <table:table-cell table:number-columns-repeated="2"/>
          <table:table-cell table:formula="of:=STDEV([.G28:.G37])" office:value-type="percentage" office:value="0.137378467098094" calcext:value-type="percentage">
            <text:p>13,74%</text:p>
          </table:table-cell>
          <table:table-cell table:formula="of:=STDEV([.H28:.H37])" office:value-type="percentage" office:value="0.137745345152245" calcext:value-type="percentage">
            <text:p>13,77%</text:p>
          </table:table-cell>
          <table:table-cell table:formula="of:=STDEV([.I28:.I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795" calcext:value-type="percentage">
            <text:p>47,95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95" calcext:value-type="percentage">
            <text:p>67,95%</text:p>
          </table:table-cell>
          <table:table-cell office:value-type="percentage" office:value="0.2872" calcext:value-type="percentage">
            <text:p>28,72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025" calcext:value-type="percentage">
            <text:p>20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099" calcext:value-type="percentage">
            <text:p>20,9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385" calcext:value-type="percentage">
            <text:p>73,85%</text:p>
          </table:table-cell>
          <table:table-cell office:value-type="percentage" office:value="0.3949" calcext:value-type="percentage">
            <text:p>39,49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84" calcext:value-type="percentage">
            <text:p>18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531" calcext:value-type="percentage">
            <text:p>15,3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59" calcext:value-type="percentage">
            <text:p>45,90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2051" calcext:value-type="percentage">
            <text:p>20,51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2519" calcext:value-type="percentage">
            <text:p>25,1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615" calcext:value-type="percentage">
            <text:p>66,15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3605" calcext:value-type="percentage">
            <text:p>36,05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5051" calcext:value-type="percentage">
            <text:p>50,51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41:.B50])" office:value-type="percentage" office:value="0.64614" calcext:value-type="percentage">
            <text:p>64,61%</text:p>
          </table:table-cell>
          <table:table-cell table:style-name="ce21" table:formula="of:=AVERAGE([.C41:.C50])" office:value-type="percentage" office:value="0.37514" calcext:value-type="percentage">
            <text:p>37,51%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41:.G50])" office:value-type="percentage" office:value="0.3079" calcext:value-type="percentage">
            <text:p>30,79%</text:p>
          </table:table-cell>
          <table:table-cell table:style-name="ce21" table:formula="of:=AVERAGE([.H41:.H50])" office:value-type="percentage" office:value="0.20175" calcext:value-type="percentage">
            <text:p>20,18%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442216437706445" calcext:value-type="percentage">
            <text:p>4,42%</text:p>
          </table:table-cell>
          <table:table-cell table:formula="of:=STDEV([.C41:.C50])" office:value-type="percentage" office:value="0.0923281611066382" calcext:value-type="percentage">
            <text:p>9,23%</text:p>
          </table:table-cell>
          <table:table-cell table:formula="of:=STDEV([.D41:.D50])" office:value-type="string" office:string-value="" calcext:value-type="error">
            <text:p>#DIV/0!</text:p>
          </table:table-cell>
          <table:table-cell table:number-columns-repeated="2"/>
          <table:table-cell table:formula="of:=STDEV([.G41:.G50])" office:value-type="percentage" office:value="0.0637000436071716" calcext:value-type="percentage">
            <text:p>6,37%</text:p>
          </table:table-cell>
          <table:table-cell table:formula="of:=STDEV([.H41:.H50])" office:value-type="percentage" office:value="0.0270576031623071" calcext:value-type="percentage">
            <text:p>2,71%</text:p>
          </table:table-cell>
          <table:table-cell table:formula="of:=STDEV([.I41:.I5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" calcext:value-type="percentage">
            <text:p>4,20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81" calcext:value-type="percentage">
            <text:p>19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464" calcext:value-type="percentage">
            <text:p>4,64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76" calcext:value-type="percentage">
            <text:p>14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257" calcext:value-type="percentage">
            <text:p>12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26" calcext:value-type="percentage">
            <text:p>8,26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145" calcext:value-type="percentage">
            <text:p>1,45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54:.B63])" office:value-type="percentage" office:value="0.05942" calcext:value-type="percentage">
            <text:p>5,94%</text:p>
          </table:table-cell>
          <table:table-cell table:style-name="ce21" table:formula="of:=AVERAGE([.C54:.C63])" office:value-type="percentage" office:value="0.03739" calcext:value-type="percentage">
            <text:p>3,74%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54:.G63])" office:value-type="percentage" office:value="0.16" calcext:value-type="percentage">
            <text:p>16,00%</text:p>
          </table:table-cell>
          <table:table-cell table:style-name="ce21" table:formula="of:=AVERAGE([.H54:.H63])" office:value-type="percentage" office:value="0.12141" calcext:value-type="percentage">
            <text:p>12,14%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18332739964543" calcext:value-type="percentage">
            <text:p>3,18%</text:p>
          </table:table-cell>
          <table:table-cell table:formula="of:=STDEV([.C54:.C63])" office:value-type="percentage" office:value="0.0288857308102884" calcext:value-type="percentage">
            <text:p>2,89%</text:p>
          </table:table-cell>
          <table:table-cell table:formula="of:=STDEV([.D54:.D63])" office:value-type="string" office:string-value="" calcext:value-type="error">
            <text:p>#DIV/0!</text:p>
          </table:table-cell>
          <table:table-cell table:number-columns-repeated="2"/>
          <table:table-cell table:formula="of:=STDEV([.G54:.G63])" office:value-type="percentage" office:value="0.0553604752709207" calcext:value-type="percentage">
            <text:p>5,54%</text:p>
          </table:table-cell>
          <table:table-cell table:formula="of:=STDEV([.H54:.H63])" office:value-type="percentage" office:value="0.0464285460561591" calcext:value-type="percentage">
            <text:p>4,64%</text:p>
          </table:table-cell>
          <table:table-cell table:formula="of:=STDEV([.I54:.I63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765" calcext:value-type="percentage">
            <text:p>37,65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12" calcext:value-type="percentage">
            <text:p>21,2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02" calcext:value-type="percentage">
            <text:p>15,0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99" calcext:value-type="percentage">
            <text:p>29,90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784" calcext:value-type="percentage">
            <text:p>47,84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092" calcext:value-type="percentage">
            <text:p>20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824" calcext:value-type="percentage">
            <text:p>28,24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78" calcext:value-type="percentage">
            <text:p>35,78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1635" calcext:value-type="percentage">
            <text:p>16,3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451" calcext:value-type="percentage">
            <text:p>24,51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422" calcext:value-type="percentage">
            <text:p>14,2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441" calcext:value-type="percentage">
            <text:p>34,41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646" calcext:value-type="percentage">
            <text:p>16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369" calcext:value-type="percentage">
            <text:p>13,69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67:.B76])" office:value-type="percentage" office:value="0.31197" calcext:value-type="percentage">
            <text:p>31,20%</text:p>
          </table:table-cell>
          <table:table-cell table:style-name="ce21" table:formula="of:=AVERAGE([.C67:.C76])" office:value-type="percentage" office:value="0.3245" calcext:value-type="percentage">
            <text:p>32,45%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67:.G76])" office:value-type="percentage" office:value="0.20892" calcext:value-type="percentage">
            <text:p>20,89%</text:p>
          </table:table-cell>
          <table:table-cell table:style-name="ce21" table:formula="of:=AVERAGE([.H67:.H76])" office:value-type="percentage" office:value="0.16421" calcext:value-type="percentage">
            <text:p>16,42%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44255190703356" calcext:value-type="percentage">
            <text:p>7,44%</text:p>
          </table:table-cell>
          <table:table-cell table:formula="of:=STDEV([.C67:.C76])" office:value-type="percentage" office:value="0.075494473675598" calcext:value-type="percentage">
            <text:p>7,55%</text:p>
          </table:table-cell>
          <table:table-cell table:formula="of:=STDEV([.D67:.D76])" office:value-type="string" office:string-value="" calcext:value-type="error">
            <text:p>#DIV/0!</text:p>
          </table:table-cell>
          <table:table-cell table:number-columns-repeated="2"/>
          <table:table-cell table:formula="of:=STDEV([.G67:.G76])" office:value-type="percentage" office:value="0.0439554521962609" calcext:value-type="percentage">
            <text:p>4,40%</text:p>
          </table:table-cell>
          <table:table-cell table:formula="of:=STDEV([.H67:.H76])" office:value-type="percentage" office:value="0.0253654817944913" calcext:value-type="percentage">
            <text:p>2,54%</text:p>
          </table:table-cell>
          <table:table-cell table:formula="of:=STDEV([.I67:.I7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1912" calcext:value-type="percentage">
            <text:p>19,12%</text:p>
          </table:table-cell>
          <table:table-cell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162" calcext:value-type="percentage">
            <text:p>21,6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246" calcext:value-type="percentage">
            <text:p>12,46%</text:p>
          </table:table-cell>
          <table:table-cell/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877" calcext:value-type="percentage">
            <text:p>18,77%</text:p>
          </table:table-cell>
          <table:table-cell/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41" calcext:value-type="percentage">
            <text:p>27,4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561" calcext:value-type="percentage">
            <text:p>5,61%</text:p>
          </table:table-cell>
          <table:table-cell/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1772" calcext:value-type="percentage">
            <text:p>17,72%</text:p>
          </table:table-cell>
          <table:table-cell/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53" calcext:value-type="percentage">
            <text:p>10,53%</text:p>
          </table:table-cell>
          <table:table-cell/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351" calcext:value-type="percentage">
            <text:p>13,51%</text:p>
          </table:table-cell>
          <table:table-cell/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171" calcext:value-type="percentage">
            <text:p>21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18" calcext:value-type="percentage">
            <text:p>10,18%</text:p>
          </table:table-cell>
          <table:table-cell/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351" calcext:value-type="percentage">
            <text:p>13,51%</text:p>
          </table:table-cell>
          <table:table-cell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882" calcext:value-type="percentage">
            <text:p>28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614" calcext:value-type="percentage">
            <text:p>6,14%</text:p>
          </table:table-cell>
          <table:table-cell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80:.B89])" office:value-type="percentage" office:value="0.17736" calcext:value-type="percentage">
            <text:p>17,74%</text:p>
          </table:table-cell>
          <table:table-cell table:style-name="ce21" table:formula="of:=AVERAGE([.C80:.C89])" office:value-type="percentage" office:value="0.12755" calcext:value-type="percentage">
            <text:p>12,75%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80:.G89])" office:value-type="percentage" office:value="0.25605" calcext:value-type="percentage">
            <text:p>25,61%</text:p>
          </table:table-cell>
          <table:table-cell table:style-name="ce21" table:formula="of:=AVERAGE([.H80:.H89])" office:value-type="percentage" office:value="0.25117" calcext:value-type="percentage">
            <text:p>25,12%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605168700079206" calcext:value-type="percentage">
            <text:p>6,05%</text:p>
          </table:table-cell>
          <table:table-cell table:formula="of:=STDEV([.C80:.C89])" office:value-type="percentage" office:value="0.0481850887492986" calcext:value-type="percentage">
            <text:p>4,82%</text:p>
          </table:table-cell>
          <table:table-cell table:formula="of:=STDEV([.D80:.D89])" office:value-type="string" office:string-value="" calcext:value-type="error">
            <text:p>#DIV/0!</text:p>
          </table:table-cell>
          <table:table-cell table:number-columns-repeated="2"/>
          <table:table-cell table:formula="of:=STDEV([.G80:.G89])" office:value-type="percentage" office:value="0.0288864924219685" calcext:value-type="percentage">
            <text:p>2,89%</text:p>
          </table:table-cell>
          <table:table-cell table:formula="of:=STDEV([.H80:.H89])" office:value-type="percentage" office:value="0.0375288348399527" calcext:value-type="percentage">
            <text:p>3,75%</text:p>
          </table:table-cell>
          <table:table-cell table:formula="of:=STDEV([.I80:.I8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12" calcext:value-type="percentage">
            <text:p>10,12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table:style-name="ce15" office:value-type="percentage" office:value="0.3667" calcext:value-type="percentage">
            <text:p>36,6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43" calcext:value-type="percentage">
            <text:p>5,43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table:style-name="ce15" office:value-type="percentage" office:value="0.4116" calcext:value-type="percentage">
            <text:p>41,16%</text:p>
          </table:table-cell>
          <table:table-cell office:value-type="percentage" office:value="0.4319" calcext:value-type="percentage">
            <text:p>43,1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19" calcext:value-type="percentage">
            <text:p>0,19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table:style-name="ce15" office:value-type="percentage" office:value="0.3725" calcext:value-type="percentage">
            <text:p>37,25%</text:p>
          </table:table-cell>
          <table:table-cell office:value-type="percentage" office:value="0.2899" calcext:value-type="percentage">
            <text:p>28,9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809" calcext:value-type="percentage">
            <text:p>8,09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percentage" office:value="0.2275" calcext:value-type="percentage">
            <text:p>22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9" calcext:value-type="percentage">
            <text:p>5,99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table:style-name="ce15" office:value-type="percentage" office:value="0.3101" calcext:value-type="percentage">
            <text:p>31,01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table:style-name="ce15" office:value-type="percentage" office:value="0.3406" calcext:value-type="percentage">
            <text:p>34,06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table:style-name="ce15" office:value-type="percentage" office:value="0.4007" calcext:value-type="percentage">
            <text:p>40,0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16370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table:style-name="ce15" office:value-type="percentage" office:value="0.2442" calcext:value-type="percentage">
            <text:p>24,42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93:.B102])" office:value-type="percentage" office:value="0.07025" calcext:value-type="percentage">
            <text:p>7,03%</text:p>
          </table:table-cell>
          <table:table-cell table:style-name="ce21" table:formula="of:=AVERAGE([.C93:.C102])" office:value-type="percentage" office:value="0.06341" calcext:value-type="percentage">
            <text:p>6,34%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93:.G102])" office:value-type="percentage" office:value="0.32392" calcext:value-type="percentage">
            <text:p>32,39%</text:p>
          </table:table-cell>
          <table:table-cell table:style-name="ce21" table:formula="of:=AVERAGE([.H93:.H102])" office:value-type="percentage" office:value="0.29884" calcext:value-type="percentage">
            <text:p>29,88%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7258014103465" calcext:value-type="percentage">
            <text:p>2,87%</text:p>
          </table:table-cell>
          <table:table-cell table:formula="of:=STDEV([.C93:.C102])" office:value-type="percentage" office:value="0.0280422082661912" calcext:value-type="percentage">
            <text:p>2,80%</text:p>
          </table:table-cell>
          <table:table-cell table:formula="of:=STDEV([.D93:.D102])" office:value-type="string" office:string-value="" calcext:value-type="error">
            <text:p>#DIV/0!</text:p>
          </table:table-cell>
          <table:table-cell/>
          <table:table-cell table:style-name="ce11"/>
          <table:table-cell table:style-name="ce11" table:formula="of:=STDEV([.G93:.G102])" office:value-type="percentage" office:value="0.0745136348447569" calcext:value-type="percentage">
            <text:p>7,45%</text:p>
          </table:table-cell>
          <table:table-cell table:style-name="ce11" table:formula="of:=STDEV([.H93:.H102])" office:value-type="percentage" office:value="0.0550140830454651" calcext:value-type="percentage">
            <text:p>5,50%</text:p>
          </table:table-cell>
          <table:table-cell table:style-name="ce11" table:formula="of:=STDEV([.I93:.I102])" office:value-type="string" office:string-value="" calcext:value-type="error">
            <text:p>#DIV/0!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5338" calcext:value-type="percentage">
            <text:p>53,38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817" calcext:value-type="percentage">
            <text:p>2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137" calcext:value-type="percentage">
            <text:p>41,37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5003" calcext:value-type="percentage">
            <text:p>50,03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3083" calcext:value-type="percentage">
            <text:p>30,83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707" calcext:value-type="percentage">
            <text:p>47,07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8" calcext:value-type="percentage">
            <text:p>43,8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75" calcext:value-type="percentage">
            <text:p>40,7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15" calcext:value-type="percentage">
            <text:p>11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48" calcext:value-type="percentage">
            <text:p>46,4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82" calcext:value-type="percentage">
            <text:p>47,82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902" calcext:value-type="percentage">
            <text:p>27,90%</text:p>
          </table:table-cell>
          <table:table-cell table:style-name="ce19" table:formula="of:=AVERAGE([.C106:.C115])" office:value-type="percentage" office:value="0.27401" calcext:value-type="percentage">
            <text:p>27,40%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44806" calcext:value-type="percentage">
            <text:p>44,81%</text:p>
          </table:table-cell>
          <table:table-cell table:style-name="ce19" table:formula="of:=AVERAGE([.H106:.H115])" office:value-type="percentage" office:value="0.479625" calcext:value-type="percentage">
            <text:p>47,96%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985549683059042" calcext:value-type="percentage">
            <text:p>9,86%</text:p>
          </table:table-cell>
          <table:table-cell table:formula="of:=STDEV([.C106:.C115])" office:value-type="percentage" office:value="0.108007936436788" calcext:value-type="percentage">
            <text:p>10,80%</text:p>
          </table:table-cell>
          <table:table-cell table:formula="of:=STDEV([.D106:.D115])" office:value-type="string" office:string-value="" calcext:value-type="error">
            <text:p>#DIV/0!</text:p>
          </table:table-cell>
          <table:table-cell table:number-columns-repeated="2"/>
          <table:table-cell table:formula="of:=STDEV([.G106:.G115])" office:value-type="percentage" office:value="0.0396148737499215" calcext:value-type="percentage">
            <text:p>3,96%</text:p>
          </table:table-cell>
          <table:table-cell table:formula="of:=STDEV([.H106:.H115])" office:value-type="percentage" office:value="0.0509514392992648" calcext:value-type="percentage">
            <text:p>5,10%</text:p>
          </table:table-cell>
          <table:table-cell table:formula="of:=STDEV([.I106:.I11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625" calcext:value-type="percentage">
            <text:p>6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467" calcext:value-type="percentage">
            <text:p>54,67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178" calcext:value-type="percentage">
            <text:p>61,7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476" calcext:value-type="percentage">
            <text:p>4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4" calcext:value-type="percentage">
            <text:p>64,00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22" calcext:value-type="percentage">
            <text:p>70,22%</text:p>
          </table:table-cell>
          <table:table-cell office:value-type="percentage" office:value="0.6689" calcext:value-type="percentage">
            <text:p>66,89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58" calcext:value-type="percentage">
            <text:p>4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7289" calcext:value-type="percentage">
            <text:p>72,89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125" calcext:value-type="percentage">
            <text:p>11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96" calcext:value-type="percentage">
            <text:p>6,9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578" calcext:value-type="percentage">
            <text:p>65,78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05" calcext:value-type="percentage">
            <text:p>9,0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19:.B128])" office:value-type="percentage" office:value="0.60023" calcext:value-type="percentage">
            <text:p>60,02%</text:p>
          </table:table-cell>
          <table:table-cell table:style-name="ce19" table:formula="of:=AVERAGE([.C119:.C128])" office:value-type="percentage" office:value="0.55269" calcext:value-type="percentage">
            <text:p>55,27%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7352" calcext:value-type="percentage">
            <text:p>7,35%</text:p>
          </table:table-cell>
          <table:table-cell table:style-name="ce19" table:formula="of:=AVERAGE([.H119:.H128])" office:value-type="percentage" office:value="0.06666" calcext:value-type="percentage">
            <text:p>6,67%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46764172512686" calcext:value-type="percentage">
            <text:p>14,68%</text:p>
          </table:table-cell>
          <table:table-cell table:formula="of:=STDEV([.C119:.C128])" office:value-type="percentage" office:value="0.161041267657979" calcext:value-type="percentage">
            <text:p>16,10%</text:p>
          </table:table-cell>
          <table:table-cell table:formula="of:=STDEV([.D119:.D128])" office:value-type="string" office:string-value="" calcext:value-type="error">
            <text:p>#DIV/0!</text:p>
          </table:table-cell>
          <table:table-cell table:number-columns-repeated="2"/>
          <table:table-cell table:formula="of:=STDEV([.G119:.G128])" office:value-type="percentage" office:value="0.0289615760774321" calcext:value-type="percentage">
            <text:p>2,90%</text:p>
          </table:table-cell>
          <table:table-cell table:formula="of:=STDEV([.H119:.H128])" office:value-type="percentage" office:value="0.0224839300637391" calcext:value-type="percentage">
            <text:p>2,25%</text:p>
          </table:table-cell>
          <table:table-cell table:formula="of:=STDEV([.I119:.I12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1706" calcext:value-type="percentage">
            <text:p>17,06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255" calcext:value-type="percentage">
            <text:p>22,55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278" calcext:value-type="percentage">
            <text:p>12,7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198" calcext:value-type="percentage">
            <text:p>19,80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0765" calcext:value-type="percentage">
            <text:p>7,65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633" calcext:value-type="percentage">
            <text:p>16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78" calcext:value-type="percentage">
            <text:p>11,78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32:.B141])" office:value-type="percentage" office:value="0.31099" calcext:value-type="percentage">
            <text:p>31,10%</text:p>
          </table:table-cell>
          <table:table-cell table:style-name="ce19" table:formula="of:=AVERAGE([.C132:.C141])" office:value-type="percentage" office:value="0.15627" calcext:value-type="percentage">
            <text:p>15,63%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12845" calcext:value-type="percentage">
            <text:p>12,85%</text:p>
          </table:table-cell>
          <table:table-cell table:style-name="ce19" table:formula="of:=AVERAGE([.H132:.H141])" office:value-type="percentage" office:value="0.13399" calcext:value-type="percentage">
            <text:p>13,40%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102023357347445" calcext:value-type="percentage">
            <text:p>10,20%</text:p>
          </table:table-cell>
          <table:table-cell table:formula="of:=STDEV([.C132:.C141])" office:value-type="percentage" office:value="0.0438626657243315" calcext:value-type="percentage">
            <text:p>4,39%</text:p>
          </table:table-cell>
          <table:table-cell table:formula="of:=STDEV([.D132:.D141])" office:value-type="string" office:string-value="" calcext:value-type="error">
            <text:p>#DIV/0!</text:p>
          </table:table-cell>
          <table:table-cell table:number-columns-repeated="2"/>
          <table:table-cell table:formula="of:=STDEV([.G132:.G141])" office:value-type="percentage" office:value="0.0597598387994256" calcext:value-type="percentage">
            <text:p>5,98%</text:p>
          </table:table-cell>
          <table:table-cell table:formula="of:=STDEV([.H132:.H141])" office:value-type="percentage" office:value="0.0379572991077547" calcext:value-type="percentage">
            <text:p>3,80%</text:p>
          </table:table-cell>
          <table:table-cell table:formula="of:=STDEV([.I132:.I14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6" calcext:value-type="percentage">
            <text:p>13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267" calcext:value-type="percentage">
            <text:p>2,67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24" calcext:value-type="percentage">
            <text:p>12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78" calcext:value-type="percentage">
            <text:p>7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313" calcext:value-type="percentage">
            <text:p>13,1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67" calcext:value-type="percentage">
            <text:p>3,67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34" calcext:value-type="percentage">
            <text:p>13,40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45:.B154])" office:value-type="percentage" office:value="0.21333" calcext:value-type="percentage">
            <text:p>21,33%</text:p>
          </table:table-cell>
          <table:table-cell table:style-name="ce19" table:formula="of:=AVERAGE([.C145:.C154])" office:value-type="percentage" office:value="0.14367" calcext:value-type="percentage">
            <text:p>14,37%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09166" calcext:value-type="percentage">
            <text:p>9,17%</text:p>
          </table:table-cell>
          <table:table-cell table:style-name="ce19" table:formula="of:=AVERAGE([.H145:.H154])" office:value-type="percentage" office:value="0.1128" calcext:value-type="percentage">
            <text:p>11,28%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59912941940295" calcext:value-type="percentage">
            <text:p>15,99%</text:p>
          </table:table-cell>
          <table:table-cell table:style-name="ce19" table:formula="of:=COM.MICROSOFT.STDEV.S([.C145:.C154])" office:value-type="percentage" office:value="0.116060214735474" calcext:value-type="percentage">
            <text:p>11,61%</text:p>
          </table:table-cell>
          <table:table-cell table:style-name="ce19" table:formula="of:=COM.MICROSOFT.STDEV.S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45:.G154])" office:value-type="percentage" office:value="0.0373261362110311" calcext:value-type="percentage">
            <text:p>3,73%</text:p>
          </table:table-cell>
          <table:table-cell table:style-name="ce19" table:formula="of:=STDEV([.H145:.H154])" office:value-type="percentage" office:value="0.0292110329232714" calcext:value-type="percentage">
            <text:p>2,92%</text:p>
          </table:table-cell>
          <table:table-cell table:style-name="ce19" table:formula="of:=STDEV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546" calcext:value-type="percentage">
            <text:p>35,46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513" calcext:value-type="percentage">
            <text:p>51,30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4782" calcext:value-type="percentage">
            <text:p>47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4632" calcext:value-type="percentage">
            <text:p>46,3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722" calcext:value-type="percentage">
            <text:p>47,22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4218" calcext:value-type="percentage">
            <text:p>42,1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731" calcext:value-type="percentage">
            <text:p>73,10%</text:p>
          </table:table-cell>
          <table:table-cell office:value-type="percentage" office:value="0.454" calcext:value-type="percentage">
            <text:p>45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5034" calcext:value-type="percentage">
            <text:p>50,3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6908" calcext:value-type="percentage">
            <text:p>69,08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269" calcext:value-type="percentage">
            <text:p>42,69%</text:p>
          </table:table-cell>
          <table:table-cell office:value-type="percentage" office:value="0.4111" calcext:value-type="percentage">
            <text:p>41,11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379" calcext:value-type="percentage">
            <text:p>53,79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58:.B167])" office:value-type="percentage" office:value="0.37167" calcext:value-type="percentage">
            <text:p>37,17%</text:p>
          </table:table-cell>
          <table:table-cell table:style-name="ce19" table:formula="of:=AVERAGE([.C158:.C167])" office:value-type="percentage" office:value="0.37055" calcext:value-type="percentage">
            <text:p>37,0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67034" calcext:value-type="percentage">
            <text:p>67,03%</text:p>
          </table:table-cell>
          <table:table-cell table:style-name="ce19" table:formula="of:=AVERAGE([.H158:.H167])" office:value-type="percentage" office:value="0.4909" calcext:value-type="percentage">
            <text:p>49,09%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58940643265335" calcext:value-type="percentage">
            <text:p>7,59%</text:p>
          </table:table-cell>
          <table:table-cell table:style-name="ce19" table:formula="of:=STDEV([.C158:.C167])" office:value-type="percentage" office:value="0.0715604367727805" calcext:value-type="percentage">
            <text:p>7,16%</text:p>
          </table:table-cell>
          <table:table-cell table:style-name="ce19" table:formula="of:=STDEV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58:.G167])" office:value-type="percentage" office:value="0.049179449185836" calcext:value-type="percentage">
            <text:p>4,92%</text:p>
          </table:table-cell>
          <table:table-cell table:style-name="ce19" table:formula="of:=STDEV([.H158:.H167])" office:value-type="percentage" office:value="0.0511337679251414" calcext:value-type="percentage">
            <text:p>5,11%</text:p>
          </table:table-cell>
          <table:table-cell table:style-name="ce19" table:formula="of:=STDEV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05" calcext:value-type="percentage">
            <text:p>24,05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699" calcext:value-type="percentage">
            <text:p>36,99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4312" calcext:value-type="percentage">
            <text:p>43,1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86" calcext:value-type="percentage">
            <text:p>32,86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11" calcext:value-type="percentage">
            <text:p>30,1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2892" calcext:value-type="percentage">
            <text:p>28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62" calcext:value-type="percentage">
            <text:p>27,62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355" calcext:value-type="percentage">
            <text:p>23,5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56" calcext:value-type="percentage">
            <text:p>21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71:.B180])" office:value-type="percentage" office:value="0.255" calcext:value-type="percentage">
            <text:p>25,50%</text:p>
          </table:table-cell>
          <table:table-cell table:style-name="ce19" table:formula="of:=AVERAGE([.C171:.C180])" office:value-type="percentage" office:value="0.26262" calcext:value-type="percentage">
            <text:p>26,26%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38221" calcext:value-type="percentage">
            <text:p>38,22%</text:p>
          </table:table-cell>
          <table:table-cell table:style-name="ce19" table:formula="of:=AVERAGE([.H171:.H180])" office:value-type="percentage" office:value="0.265611111111111" calcext:value-type="percentage">
            <text:p>26,56%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974561325816789" calcext:value-type="percentage">
            <text:p>9,75%</text:p>
          </table:table-cell>
          <table:table-cell table:style-name="ce19" table:formula="of:=STDEV([.C171:.C180])" office:value-type="percentage" office:value="0.100564692279812" calcext:value-type="percentage">
            <text:p>10,06%</text:p>
          </table:table-cell>
          <table:table-cell table:style-name="ce19" table:formula="of:=STDEV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043" calcext:value-type="percentage">
            <text:p>60,43%</text:p>
          </table:table-cell>
          <table:table-cell office:value-type="percentage" office:value="0.6339" calcext:value-type="percentage">
            <text:p>63,3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118" calcext:value-type="percentage">
            <text:p>61,18%</text:p>
          </table:table-cell>
          <table:table-cell office:value-type="percentage" office:value="0.5942" calcext:value-type="percentage">
            <text:p>59,4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802" calcext:value-type="percentage">
            <text:p>58,0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521" calcext:value-type="percentage">
            <text:p>55,2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6023" calcext:value-type="percentage">
            <text:p>60,2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38" calcext:value-type="percentage">
            <text:p>59,3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43" calcext:value-type="percentage">
            <text:p>63,4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8" calcext:value-type="percentage">
            <text:p>62,8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29" calcext:value-type="percentage">
            <text:p>59,2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27" calcext:value-type="percentage">
            <text:p>3,27%</text:p>
          </table:table-cell>
          <table:table-cell/>
          <table:table-cell table:style-name="ce19" table:number-columns-repeated="2"/>
          <table:table-cell table:style-name="ce19" table:formula="of:=AVERAGE([.G183:.G192])" office:value-type="percentage" office:value="0.59675" calcext:value-type="percentage">
            <text:p>59,68%</text:p>
          </table:table-cell>
          <table:table-cell table:style-name="ce19" table:formula="of:=AVERAGE([.H183:.H192])" office:value-type="percentage" office:value="0.602766666666667" calcext:value-type="percentage">
            <text:p>60,28%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4067" calcext:value-type="percentage">
            <text:p>4,07%</text:p>
          </table:table-cell>
          <table:table-cell table:style-name="ce19" table:formula="of:=AVERAGE([.C184:.C193])" office:value-type="percentage" office:value="0.02467" calcext:value-type="percentage">
            <text:p>2,47%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2"/>
          <table:table-cell table:formula="of:=STDEV([.G183:.G192])" office:value-type="percentage" office:value="0.025468160950925" calcext:value-type="percentage">
            <text:p>2,55%</text:p>
          </table:table-cell>
          <table:table-cell table:formula="of:=STDEV([.H183:.H192])" office:value-type="percentage" office:value="0.0278561184182817" calcext:value-type="percentage">
            <text:p>2,79%</text:p>
          </table:table-cell>
          <table:table-cell table:formula="of:=STDEV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82196505637915" calcext:value-type="percentage">
            <text:p>1,82%</text:p>
          </table:table-cell>
          <table:table-cell table:style-name="ce19" table:formula="of:=STDEV([.C184:.C193])" office:value-type="percentage" office:value="0.0129877763044077" calcext:value-type="percentage">
            <text:p>1,30%</text:p>
          </table:table-cell>
          <table:table-cell table:style-name="ce19" table:formula="of:=STDEV([.D184:.D193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RBF</text:p>
          </table:table-cell>
          <table:table-cell table:style-name="ce22" office:value-type="string" calcext:value-type="string">
            <text:p>NNC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534.81" calcext:value-type="float">
            <text:p>2534,81</text:p>
          </table:table-cell>
          <table:table-cell table:style-name="ce23" office:value-type="float" office:value="1727.44" calcext:value-type="float">
            <text:p>1727,44</text:p>
          </table:table-cell>
          <table:table-cell table:style-name="ce23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.621" calcext:value-type="float">
            <text:p>5,621</text:p>
          </table:table-cell>
          <table:table-cell table:style-name="ce22" office:value-type="float" office:value="0.508" calcext:value-type="float">
            <text:p>0,508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3413.3" calcext:value-type="float">
            <text:p>3413,3</text:p>
          </table:table-cell>
          <table:table-cell table:style-name="ce22" office:value-type="float" office:value="1996.27" calcext:value-type="float">
            <text:p>1996,27</text:p>
          </table:table-cell>
          <table:table-cell table:style-name="ce22" table:number-columns-repeated="2"/>
          <table:table-cell table:style-name="ce22" office:value-type="string" calcext:value-type="string">
            <text:p>Airfoil_2</text:p>
          </table:table-cell>
          <table:table-cell table:style-name="ce22" office:value-type="float" office:value="5.682" calcext:value-type="float">
            <text:p>5,682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3269.62" calcext:value-type="float">
            <text:p>3269,62</text:p>
          </table:table-cell>
          <table:table-cell table:style-name="ce22" table:number-columns-repeated="3"/>
          <table:table-cell table:style-name="ce22" office:value-type="string" calcext:value-type="string">
            <text:p>Airfoil_3</text:p>
          </table:table-cell>
          <table:table-cell table:style-name="ce22" office:value-type="float" office:value="2.023" calcext:value-type="float">
            <text:p>2,0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747.74" calcext:value-type="float">
            <text:p>2747,74</text:p>
          </table:table-cell>
          <table:table-cell table:style-name="ce22" table:number-columns-repeated="3"/>
          <table:table-cell table:style-name="ce22" office:value-type="string" calcext:value-type="string">
            <text:p>Airfoil_4</text:p>
          </table:table-cell>
          <table:table-cell table:style-name="ce22" office:value-type="float" office:value="64.001" calcext:value-type="float">
            <text:p>64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3293.01" calcext:value-type="float">
            <text:p>3293,01</text:p>
          </table:table-cell>
          <table:table-cell table:style-name="ce22" table:number-columns-repeated="3"/>
          <table:table-cell table:style-name="ce22" office:value-type="string" calcext:value-type="string">
            <text:p>Airfoil_5</text:p>
          </table:table-cell>
          <table:table-cell table:style-name="ce22" office:value-type="float" office:value="1.706" calcext:value-type="float">
            <text:p>1,7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3457.13" calcext:value-type="float">
            <text:p>3457,13</text:p>
          </table:table-cell>
          <table:table-cell table:style-name="ce22" table:number-columns-repeated="3"/>
          <table:table-cell table:style-name="ce22" office:value-type="string" calcext:value-type="string">
            <text:p>Airfoil_6</text:p>
          </table:table-cell>
          <table:table-cell table:style-name="ce22" office:value-type="float" office:value="0.765" calcext:value-type="float">
            <text:p>0,7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2755.99" calcext:value-type="float">
            <text:p>2755,99</text:p>
          </table:table-cell>
          <table:table-cell table:style-name="ce22" table:number-columns-repeated="3"/>
          <table:table-cell table:style-name="ce22" office:value-type="string" calcext:value-type="string">
            <text:p>Airfoil_7</text:p>
          </table:table-cell>
          <table:table-cell table:style-name="ce22" office:value-type="float" office:value="0.942" calcext:value-type="float">
            <text:p>0,9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3537.9" calcext:value-type="float">
            <text:p>3537,9</text:p>
          </table:table-cell>
          <table:table-cell table:style-name="ce22" table:number-columns-repeated="3"/>
          <table:table-cell table:style-name="ce22" office:value-type="string" calcext:value-type="string">
            <text:p>Airfoil_8</text:p>
          </table:table-cell>
          <table:table-cell table:style-name="ce22" office:value-type="float" office:value="1.943" calcext:value-type="float">
            <text:p>1,94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921.88" calcext:value-type="float">
            <text:p>2921,88</text:p>
          </table:table-cell>
          <table:table-cell table:style-name="ce22" table:number-columns-repeated="3"/>
          <table:table-cell table:style-name="ce22" office:value-type="string" calcext:value-type="string">
            <text:p>Airfoil_9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878.17" calcext:value-type="float">
            <text:p>2878,17</text:p>
          </table:table-cell>
          <table:table-cell table:style-name="ce22" table:number-columns-repeated="3"/>
          <table:table-cell table:style-name="ce22" office:value-type="string" calcext:value-type="string">
            <text:p>Airfoil_10</text:p>
          </table:table-cell>
          <table:table-cell table:style-name="ce22" office:value-type="float" office:value="1.529" calcext:value-type="float">
            <text:p>1,52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080.955" calcext:value-type="float">
            <text:p>3080,955</text:p>
          </table:table-cell>
          <table:table-cell table:style-name="ce23" table:formula="of:=AVERAGE([.C197:.C206])" office:value-type="float" office:value="1861.855" calcext:value-type="float">
            <text:p>1861,855</text:p>
          </table:table-cell>
          <table:table-cell table:style-name="ce23" table:formula="of:=AVERAGE([.D197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7:.G206])" office:value-type="float" office:value="8.5213" calcext:value-type="float">
            <text:p>8,5213</text:p>
          </table:table-cell>
          <table:table-cell table:style-name="ce23" table:formula="of:=AVERAGE([.H198:.H206])" office:value-type="float" office:value="0.476" calcext:value-type="float">
            <text:p>0,476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353.185004754354" calcext:value-type="float">
            <text:p>353,185004754354</text:p>
          </table:table-cell>
          <table:table-cell table:style-name="ce22" table:formula="of:=STDEV([.C197:.C206])" office:value-type="float" office:value="190.09151598638" calcext:value-type="float">
            <text:p>190,09151598638</text:p>
          </table:table-cell>
          <table:table-cell table:style-name="ce22" table:formula="of:=STDEV([.D197:.D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197:.G206])" office:value-type="float" office:value="19.5774072568356" calcext:value-type="float">
            <text:p>19,5774072568356</text:p>
          </table:table-cell>
          <table:table-cell table:style-name="ce22" table:formula="of:=STDEV([.H197:.H206])" office:value-type="float" office:value="0.0226274169979695" calcext:value-type="float">
            <text:p>0,0226274169979695</text:p>
          </table:table-cell>
          <table:table-cell table:style-name="ce22" table:formula="of:=STDEV([.I197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518.29" calcext:value-type="float">
            <text:p>2518,29</text:p>
          </table:table-cell>
          <table:table-cell table:style-name="ce22" office:value-type="float" office:value="2021.42" calcext:value-type="float">
            <text:p>2021,42</text:p>
          </table:table-cell>
          <table:table-cell table:style-name="ce22" table:number-columns-repeated="2"/>
          <table:table-cell table:style-name="ce22" office:value-type="string" calcext:value-type="string">
            <text:p>BK_1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93.31" calcext:value-type="float">
            <text:p>1593,31</text:p>
          </table:table-cell>
          <table:table-cell table:style-name="ce22" office:value-type="float" office:value="1426.67" calcext:value-type="float">
            <text:p>1426,67</text:p>
          </table:table-cell>
          <table:table-cell table:style-name="ce22" table:number-columns-repeated="2"/>
          <table:table-cell table:style-name="ce22" office:value-type="string" calcext:value-type="string">
            <text:p>BK_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39.12" calcext:value-type="float">
            <text:p>2639,12</text:p>
          </table:table-cell>
          <table:table-cell table:style-name="ce22" office:value-type="float" office:value="2062.23" calcext:value-type="float">
            <text:p>2062,23</text:p>
          </table:table-cell>
          <table:table-cell table:style-name="ce22" table:number-columns-repeated="2"/>
          <table:table-cell table:style-name="ce22" office:value-type="string" calcext:value-type="string">
            <text:p>BK_3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773.45" calcext:value-type="float">
            <text:p>2773,45</text:p>
          </table:table-cell>
          <table:table-cell table:style-name="ce22" office:value-type="float" office:value="2264.77" calcext:value-type="float">
            <text:p>2264,77</text:p>
          </table:table-cell>
          <table:table-cell table:style-name="ce22" table:number-columns-repeated="2"/>
          <table:table-cell table:style-name="ce22" office:value-type="string" calcext:value-type="string">
            <text:p>BK_4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229.63" calcext:value-type="float">
            <text:p>2229,63</text:p>
          </table:table-cell>
          <table:table-cell table:style-name="ce22" table:number-columns-repeated="3"/>
          <table:table-cell table:style-name="ce22" office:value-type="string" calcext:value-type="string">
            <text:p>BK_5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2398.36" calcext:value-type="float">
            <text:p>2398,36</text:p>
          </table:table-cell>
          <table:table-cell table:style-name="ce22" table:number-columns-repeated="3"/>
          <table:table-cell table:style-name="ce22" office:value-type="string" calcext:value-type="string">
            <text:p>BK_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0619" calcext:value-type="float">
            <text:p>0,0619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759.88" calcext:value-type="float">
            <text:p>1759,88</text:p>
          </table:table-cell>
          <table:table-cell table:style-name="ce22" table:number-columns-repeated="3"/>
          <table:table-cell table:style-name="ce22" office:value-type="string" calcext:value-type="string">
            <text:p>BK_7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53.49" calcext:value-type="float">
            <text:p>3353,49</text:p>
          </table:table-cell>
          <table:table-cell table:style-name="ce22" table:number-columns-repeated="3"/>
          <table:table-cell table:style-name="ce22" office:value-type="string" calcext:value-type="string">
            <text:p>BK_8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3296.64" calcext:value-type="float">
            <text:p>3296,64</text:p>
          </table:table-cell>
          <table:table-cell table:style-name="ce22" table:number-columns-repeated="3"/>
          <table:table-cell table:style-name="ce22" office:value-type="string" calcext:value-type="string">
            <text:p>BK_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1.416" calcext:value-type="float">
            <text:p>1,41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632.93" calcext:value-type="float">
            <text:p>3632,93</text:p>
          </table:table-cell>
          <table:table-cell table:style-name="ce22" table:number-columns-repeated="3"/>
          <table:table-cell table:style-name="ce22" office:value-type="string" calcext:value-type="string">
            <text:p>BK_10</text:p>
          </table:table-cell>
          <table:table-cell table:style-name="ce22" office:value-type="float" office:value="0.072" calcext:value-type="float">
            <text:p>0,072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19.51" calcext:value-type="float">
            <text:p>2619,51</text:p>
          </table:table-cell>
          <table:table-cell table:style-name="ce23" table:formula="of:=AVERAGE([.C210:.C219])" office:value-type="float" office:value="1943.7725" calcext:value-type="float">
            <text:p>1943,7725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float" office:value="0.1649" calcext:value-type="float">
            <text:p>0,1649</text:p>
          </table:table-cell>
          <table:table-cell table:style-name="ce23" table:formula="of:=AVERAGE([.H210:.H219])" office:value-type="float" office:value="0.2644" calcext:value-type="float">
            <text:p>0,2644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70.948189057844" calcext:value-type="float">
            <text:p>670,948189057844</text:p>
          </table:table-cell>
          <table:table-cell table:style-name="ce22" table:formula="of:=STDEV([.C210:.C219])" office:value-type="float" office:value="360.784194071285" calcext:value-type="float">
            <text:p>360,784194071285</text:p>
          </table:table-cell>
          <table:table-cell table:style-name="ce22" table:formula="of:=STDEV([.D210:.D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10:.G219])" office:value-type="float" office:value="0.0760708003551078" calcext:value-type="float">
            <text:p>0,0760708003551078</text:p>
          </table:table-cell>
          <table:table-cell table:style-name="ce22" table:formula="of:=STDEV([.H210:.H219])" office:value-type="float" office:value="0.415195779790156" calcext:value-type="float">
            <text:p>0,415195779790156</text:p>
          </table:table-cell>
          <table:table-cell table:style-name="ce22" table:formula="of:=STDEV([.I210:.I21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 table:number-columns-repeated="2"/>
          <table:table-cell table:style-name="ce22" office:value-type="string" calcext:value-type="string">
            <text:p>Concrete_1</text:p>
          </table:table-cell>
          <table:table-cell table:style-name="ce22" office:value-type="float" office:value="1.349" calcext:value-type="float">
            <text:p>1,349</text:p>
          </table:table-cell>
          <table:table-cell table:style-name="ce22" office:value-type="float" office:value="1.203" calcext:value-type="float">
            <text:p>1,20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14" calcext:value-type="float">
            <text:p>0,014</text:p>
          </table:table-cell>
          <table:table-cell table:style-name="ce6" office:value-type="float" office:value="0.0299" calcext:value-type="float">
            <text:p>2,99E-02</text:p>
          </table:table-cell>
          <table:table-cell table:style-name="ce6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113" calcext:value-type="float">
            <text:p>0,0113</text:p>
          </table:table-cell>
          <table:table-cell table:style-name="ce22" table:number-columns-repeated="2"/>
          <table:table-cell table:style-name="ce22" office:value-type="string" calcext:value-type="string">
            <text:p>Concrete_3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office:value-type="float" office:value="1.015" calcext:value-type="float">
            <text:p>1,015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396" calcext:value-type="float">
            <text:p>0,0396</text:p>
          </table:table-cell>
          <table:table-cell table:style-name="ce22" table:number-columns-repeated="2"/>
          <table:table-cell table:style-name="ce22" office:value-type="string" calcext:value-type="string">
            <text:p>Concrete_4</text:p>
          </table:table-cell>
          <table:table-cell table:style-name="ce22" office:value-type="float" office:value="1.057" calcext:value-type="float">
            <text:p>1,05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office:value-type="float" office:value="0.0182" calcext:value-type="float">
            <text:p>0,0182</text:p>
          </table:table-cell>
          <table:table-cell table:style-name="ce22" table:number-columns-repeated="2"/>
          <table:table-cell table:style-name="ce22" office:value-type="string" calcext:value-type="string">
            <text:p>Concrete_5</text:p>
          </table:table-cell>
          <table:table-cell table:style-name="ce22" office:value-type="float" office:value="1.426" calcext:value-type="float">
            <text:p>1,4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3" calcext:value-type="float">
            <text:p>0,023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table:number-columns-repeated="2"/>
          <table:table-cell table:style-name="ce22" office:value-type="string" calcext:value-type="string">
            <text:p>Concrete_6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table:number-columns-repeated="2"/>
          <table:table-cell table:style-name="ce22" office:value-type="string" calcext:value-type="string">
            <text:p>Concrete_7</text:p>
          </table:table-cell>
          <table:table-cell table:style-name="ce22" office:value-type="float" office:value="1.21" calcext:value-type="float">
            <text:p>1,2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table:number-columns-repeated="2"/>
          <table:table-cell table:style-name="ce22" office:value-type="string" calcext:value-type="string">
            <text:p>Concrete_8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" calcext:value-type="float">
            <text:p>0,028</text:p>
          </table:table-cell>
          <table:table-cell table:style-name="ce22" office:value-type="float" office:value="0.0288" calcext:value-type="float">
            <text:p>0,0288</text:p>
          </table:table-cell>
          <table:table-cell table:style-name="ce22" table:number-columns-repeated="2"/>
          <table:table-cell table:style-name="ce22" office:value-type="string" calcext:value-type="string">
            <text:p>Concrete_9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6" office:value-type="float" office:value="0.0319" calcext:value-type="float">
            <text:p>3,19E-02</text:p>
          </table:table-cell>
          <table:table-cell table:style-name="ce6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83" calcext:value-type="float">
            <text:p>1,08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4921" calcext:value-type="float">
            <text:p>0,04921</text:p>
          </table:table-cell>
          <table:table-cell table:style-name="ce23" table:formula="of:=AVERAGE([.C223:.C232])" office:value-type="float" office:value="0.02244" calcext:value-type="float">
            <text:p>0,02244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float" office:value="1.1462" calcext:value-type="float">
            <text:p>1,1462</text:p>
          </table:table-cell>
          <table:table-cell table:style-name="ce23" table:formula="of:=AVERAGE([.H223:.H232])" office:value-type="float" office:value="1.067" calcext:value-type="float">
            <text:p>1,067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643766771086824" calcext:value-type="float">
            <text:p>0,0643766771086824</text:p>
          </table:table-cell>
          <table:table-cell table:style-name="ce22" table:formula="of:=STDEV([.C223:.C232])" office:value-type="float" office:value="0.0110882520413875" calcext:value-type="float">
            <text:p>0,0110882520413875</text:p>
          </table:table-cell>
          <table:table-cell table:style-name="ce22" table:formula="of:=STDEV([.D223:.D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23:.G232])" office:value-type="float" office:value="0.160246892845592" calcext:value-type="float">
            <text:p>0,160246892845592</text:p>
          </table:table-cell>
          <table:table-cell table:style-name="ce22" table:formula="of:=STDEV([.H223:.H232])" office:value-type="float" office:value="0.118861263664829" calcext:value-type="float">
            <text:p>0,118861263664829</text:p>
          </table:table-cell>
          <table:table-cell table:style-name="ce22" table:formula="of:=STDEV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4.45" calcext:value-type="float">
            <text:p>4,45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 table:number-columns-repeated="2"/>
          <table:table-cell table:style-name="ce22" office:value-type="string" calcext:value-type="string">
            <text:p>Diabetes_1</text:p>
          </table:table-cell>
          <table:table-cell table:style-name="ce22" office:value-type="float" office:value="0.847" calcext:value-type="float">
            <text:p>0,847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43" calcext:value-type="float">
            <text:p>5,43</text:p>
          </table:table-cell>
          <table:table-cell table:style-name="ce22" office:value-type="float" office:value="10.02" calcext:value-type="float">
            <text:p>10,02</text:p>
          </table:table-cell>
          <table:table-cell table:style-name="ce22" table:number-columns-repeated="2"/>
          <table:table-cell table:style-name="ce22" office:value-type="string" calcext:value-type="string">
            <text:p>Diabetes_2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6.33" calcext:value-type="float">
            <text:p>6,33</text:p>
          </table:table-cell>
          <table:table-cell table:style-name="ce22" table:number-columns-repeated="3"/>
          <table:table-cell table:style-name="ce22" office:value-type="string" calcext:value-type="string">
            <text:p>Diabetes_3</text:p>
          </table:table-cell>
          <table:table-cell table:style-name="ce22" office:value-type="float" office:value="3.477" calcext:value-type="float">
            <text:p>3,47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table:number-columns-repeated="3"/>
          <table:table-cell table:style-name="ce22" office:value-type="string" calcext:value-type="string">
            <text:p>Diabetes_4</text:p>
          </table:table-cell>
          <table:table-cell table:style-name="ce22" office:value-type="float" office:value="1.758" calcext:value-type="float">
            <text:p>1,75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9.16" calcext:value-type="float">
            <text:p>9,16</text:p>
          </table:table-cell>
          <table:table-cell table:style-name="ce22" table:number-columns-repeated="3"/>
          <table:table-cell table:style-name="ce22" office:value-type="string" calcext:value-type="string">
            <text:p>Diabetes_5</text:p>
          </table:table-cell>
          <table:table-cell table:style-name="ce22" office:value-type="float" office:value="1.235" calcext:value-type="float">
            <text:p>1,23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table:number-columns-repeated="3"/>
          <table:table-cell table:style-name="ce22" office:value-type="string" calcext:value-type="string">
            <text:p>Diabetes_6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table:number-columns-repeated="3"/>
          <table:table-cell table:style-name="ce22" office:value-type="string" calcext:value-type="string">
            <text:p>Diabetes_7</text:p>
          </table:table-cell>
          <table:table-cell table:style-name="ce22" office:value-type="float" office:value="2.033" calcext:value-type="float">
            <text:p>2,0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6.19" calcext:value-type="float">
            <text:p>6,19</text:p>
          </table:table-cell>
          <table:table-cell table:style-name="ce22" table:number-columns-repeated="3"/>
          <table:table-cell table:style-name="ce22" office:value-type="string" calcext:value-type="string">
            <text:p>Diabetes_8</text:p>
          </table:table-cell>
          <table:table-cell table:style-name="ce22" office:value-type="float" office:value="5.165" calcext:value-type="float">
            <text:p>5,1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92" calcext:value-type="float">
            <text:p>3,92</text:p>
          </table:table-cell>
          <table:table-cell table:style-name="ce22" table:number-columns-repeated="3"/>
          <table:table-cell table:style-name="ce22" office:value-type="string" calcext:value-type="string">
            <text:p>Diabetes_9</text:p>
          </table:table-cell>
          <table:table-cell table:style-name="ce22" office:value-type="float" office:value="1.916" calcext:value-type="float">
            <text:p>1,91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5.65" calcext:value-type="float">
            <text:p>5,65</text:p>
          </table:table-cell>
          <table:table-cell table:style-name="ce22" table:number-columns-repeated="3"/>
          <table:table-cell table:style-name="ce22" office:value-type="string" calcext:value-type="string">
            <text:p>Diabetes_10</text:p>
          </table:table-cell>
          <table:table-cell table:style-name="ce22" office:value-type="float" office:value="2.323" calcext:value-type="float">
            <text:p>2,3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6.177" calcext:value-type="float">
            <text:p>6,177</text:p>
          </table:table-cell>
          <table:table-cell table:style-name="ce23" table:formula="of:=AVERAGE([.C236:.C245])" office:value-type="float" office:value="9.045" calcext:value-type="float">
            <text:p>9,045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float" office:value="2.0204" calcext:value-type="float">
            <text:p>2,0204</text:p>
          </table:table-cell>
          <table:table-cell table:style-name="ce23" table:formula="of:=AVERAGE([.H236:.H245])" office:value-type="float" office:value="1.206" calcext:value-type="float">
            <text:p>1,206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99941685943121" calcext:value-type="float">
            <text:p>1,99941685943121</text:p>
          </table:table-cell>
          <table:table-cell table:style-name="ce22" table:formula="of:=STDEV([.C236:.C245])" office:value-type="float" office:value="1.37885822331377" calcext:value-type="float">
            <text:p>1,37885822331377</text:p>
          </table:table-cell>
          <table:table-cell table:style-name="ce22" table:formula="of:=STDEV([.D236:.D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36:.G245])" office:value-type="float" office:value="1.40793041179046" calcext:value-type="float">
            <text:p>1,40793041179046</text:p>
          </table:table-cell>
          <table:table-cell table:style-name="ce22" table:formula="of:=STDEV([.H236:.H245])" office:value-type="string" office:string-value="" calcext:value-type="error">
            <text:p>#DIV/0!</text:p>
          </table:table-cell>
          <table:table-cell table:style-name="ce22" table:formula="of:=STDEV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2966.34" calcext:value-type="float">
            <text:p>2966,34</text:p>
          </table:table-cell>
          <table:table-cell table:style-name="ce22" office:value-type="float" office:value="1384.19" calcext:value-type="float">
            <text:p>1384,19</text:p>
          </table:table-cell>
          <table:table-cell table:style-name="ce22" table:number-columns-repeated="2"/>
          <table:table-cell table:style-name="ce22" office:value-type="string" calcext:value-type="string">
            <text:p>FA_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685.24" calcext:value-type="float">
            <text:p>2685,24</text:p>
          </table:table-cell>
          <table:table-cell table:style-name="ce22" table:number-columns-repeated="3"/>
          <table:table-cell table:style-name="ce22" office:value-type="string" calcext:value-type="string">
            <text:p>FA_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553.68" calcext:value-type="float">
            <text:p>2553,68</text:p>
          </table:table-cell>
          <table:table-cell table:style-name="ce22" table:number-columns-repeated="3"/>
          <table:table-cell table:style-name="ce22" office:value-type="string" calcext:value-type="string">
            <text:p>FA_3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826.81" calcext:value-type="float">
            <text:p>3826,81</text:p>
          </table:table-cell>
          <table:table-cell table:style-name="ce22" table:number-columns-repeated="3"/>
          <table:table-cell table:style-name="ce22" office:value-type="string" calcext:value-type="string">
            <text:p>FA_4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3440.24" calcext:value-type="float">
            <text:p>3440,24</text:p>
          </table:table-cell>
          <table:table-cell table:style-name="ce22" table:number-columns-repeated="3"/>
          <table:table-cell table:style-name="ce22" office:value-type="string" calcext:value-type="string">
            <text:p>FA_5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386.86" calcext:value-type="float">
            <text:p>3386,86</text:p>
          </table:table-cell>
          <table:table-cell table:style-name="ce22" table:number-columns-repeated="3"/>
          <table:table-cell table:style-name="ce22" office:value-type="string" calcext:value-type="string">
            <text:p>FA_6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2837.87" calcext:value-type="float">
            <text:p>2837,87</text:p>
          </table:table-cell>
          <table:table-cell table:style-name="ce22" table:number-columns-repeated="3"/>
          <table:table-cell table:style-name="ce22" office:value-type="string" calcext:value-type="string">
            <text:p>FA_7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229.79" calcext:value-type="float">
            <text:p>2229,79</text:p>
          </table:table-cell>
          <table:table-cell table:style-name="ce22" table:number-columns-repeated="3"/>
          <table:table-cell table:style-name="ce22" office:value-type="string" calcext:value-type="string">
            <text:p>FA_8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2996.35" calcext:value-type="float">
            <text:p>2996,35</text:p>
          </table:table-cell>
          <table:table-cell table:style-name="ce22" table:number-columns-repeated="3"/>
          <table:table-cell table:style-name="ce22" office:value-type="string" calcext:value-type="string">
            <text:p>FA_9</text:p>
          </table:table-cell>
          <table:table-cell table:style-name="ce22" office:value-type="float" office:value="0.288" calcext:value-type="float">
            <text:p>0,2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021.14" calcext:value-type="float">
            <text:p>2021,14</text:p>
          </table:table-cell>
          <table:table-cell table:style-name="ce22" table:number-columns-repeated="3"/>
          <table:table-cell table:style-name="ce22" office:value-type="string" calcext:value-type="string">
            <text:p>FA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2894.432" calcext:value-type="float">
            <text:p>2894,432</text:p>
          </table:table-cell>
          <table:table-cell table:style-name="ce23" table:formula="of:=AVERAGE([.C249:.C258])" office:value-type="float" office:value="1384.19" calcext:value-type="float">
            <text:p>1384,19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float" office:value="0.3695" calcext:value-type="float">
            <text:p>0,3695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557.049655253262" calcext:value-type="float">
            <text:p>557,049655253262</text:p>
          </table:table-cell>
          <table:table-cell table:style-name="ce22" table:formula="of:=STDEV([.C249:.C258])" office:value-type="string" office:string-value="" calcext:value-type="error">
            <text:p>#DIV/0!</text:p>
          </table:table-cell>
          <table:table-cell table:style-name="ce22" table:formula="of:=STDEV([.D249:.D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49:.G258])" office:value-type="float" office:value="0.260828700704334" calcext:value-type="float">
            <text:p>0,260828700704334</text:p>
          </table:table-cell>
          <table:table-cell table:style-name="ce22" table:formula="of:=STDEV([.H249:.H258])" office:value-type="string" office:string-value="" calcext:value-type="error">
            <text:p>#DIV/0!</text:p>
          </table:table-cell>
          <table:table-cell table:style-name="ce22" table:formula="of:=STDEV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table:number-columns-repeated="3"/>
          <table:table-cell table:style-name="ce22" office:value-type="string" calcext:value-type="string">
            <text:p>Mortgage_1</text:p>
          </table:table-cell>
          <table:table-cell table:style-name="ce22" office:value-type="float" office:value="208.61" calcext:value-type="float">
            <text:p>208,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41.92" calcext:value-type="float">
            <text:p>41,92</text:p>
          </table:table-cell>
          <table:table-cell table:style-name="ce22" table:number-columns-repeated="3"/>
          <table:table-cell table:style-name="ce22" office:value-type="string" calcext:value-type="string">
            <text:p>Mortgage_2</text:p>
          </table:table-cell>
          <table:table-cell table:style-name="ce22" office:value-type="float" office:value="120.98" calcext:value-type="float">
            <text:p>120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table:number-columns-repeated="3"/>
          <table:table-cell table:style-name="ce22" office:value-type="string" calcext:value-type="string">
            <text:p>Mortgage_3</text:p>
          </table:table-cell>
          <table:table-cell table:style-name="ce22" office:value-type="float" office:value="96.51" calcext:value-type="float">
            <text:p>96,5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.82" calcext:value-type="float">
            <text:p>1,82</text:p>
          </table:table-cell>
          <table:table-cell table:style-name="ce22" table:number-columns-repeated="3"/>
          <table:table-cell table:style-name="ce22" office:value-type="string" calcext:value-type="string">
            <text:p>Mortgage_4</text:p>
          </table:table-cell>
          <table:table-cell table:style-name="ce22" office:value-type="float" office:value="163.13" calcext:value-type="float">
            <text:p>163,1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1.47" calcext:value-type="float">
            <text:p>1,47</text:p>
          </table:table-cell>
          <table:table-cell table:style-name="ce22" table:number-columns-repeated="3"/>
          <table:table-cell table:style-name="ce22" office:value-type="string" calcext:value-type="string">
            <text:p>Mortgage_5</text:p>
          </table:table-cell>
          <table:table-cell table:style-name="ce22" office:value-type="float" office:value="143.96" calcext:value-type="float">
            <text:p>143,9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table:number-columns-repeated="3"/>
          <table:table-cell table:style-name="ce22" office:value-type="string" calcext:value-type="string">
            <text:p>Mortgage_6</text:p>
          </table:table-cell>
          <table:table-cell table:style-name="ce22" office:value-type="float" office:value="194.39" calcext:value-type="float">
            <text:p>19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table:number-columns-repeated="3"/>
          <table:table-cell table:style-name="ce22" office:value-type="string" calcext:value-type="string">
            <text:p>Mortgage_7</text:p>
          </table:table-cell>
          <table:table-cell table:style-name="ce22" office:value-type="float" office:value="107.41" calcext:value-type="float">
            <text:p>107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table:number-columns-repeated="3"/>
          <table:table-cell table:style-name="ce22" office:value-type="string" calcext:value-type="string">
            <text:p>Mortgage_8</text:p>
          </table:table-cell>
          <table:table-cell table:style-name="ce22" office:value-type="float" office:value="135.09" calcext:value-type="float">
            <text:p>135,0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table:number-columns-repeated="3"/>
          <table:table-cell table:style-name="ce22" office:value-type="string" calcext:value-type="string">
            <text:p>Mortgage_9</text:p>
          </table:table-cell>
          <table:table-cell table:style-name="ce22" office:value-type="float" office:value="163.97" calcext:value-type="float">
            <text:p>163,9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table:number-columns-repeated="3"/>
          <table:table-cell table:style-name="ce22" office:value-type="string" calcext:value-type="string">
            <text:p>Mortgage_10</text:p>
          </table:table-cell>
          <table:table-cell table:style-name="ce22" office:value-type="float" office:value="176.26" calcext:value-type="float">
            <text:p>176,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32.574" calcext:value-type="float">
            <text:p>32,574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float" office:value="151.031" calcext:value-type="float">
            <text:p>151,031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85.7889655219908" calcext:value-type="float">
            <text:p>85,7889655219908</text:p>
          </table:table-cell>
          <table:table-cell table:style-name="ce23" table:formula="of:=STDEV([.C262:.C271])" office:value-type="string" office:string-value="" calcext:value-type="error">
            <text:p>#DIV/0!</text:p>
          </table:table-cell>
          <table:table-cell table:style-name="ce23" table:formula="of:=STDEV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G262:.G271])" office:value-type="float" office:value="36.8603344320754" calcext:value-type="float">
            <text:p>36,8603344320754</text:p>
          </table:table-cell>
          <table:table-cell table:style-name="ce23" table:formula="of:=STDEV([.H262:.H271])" office:value-type="string" office:string-value="" calcext:value-type="error">
            <text:p>#DIV/0!</text:p>
          </table:table-cell>
          <table:table-cell table:style-name="ce23" table:formula="of:=STDEV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279.86" calcext:value-type="float">
            <text:p>279,86</text:p>
          </table:table-cell>
          <table:table-cell table:style-name="ce22" table:number-columns-repeated="3"/>
          <table:table-cell table:style-name="ce22" office:value-type="string" calcext:value-type="string">
            <text:p>PY_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71.48" calcext:value-type="float">
            <text:p>71,48</text:p>
          </table:table-cell>
          <table:table-cell table:style-name="ce22" table:number-columns-repeated="3"/>
          <table:table-cell table:style-name="ce22" office:value-type="string" calcext:value-type="string">
            <text:p>PY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83.27" calcext:value-type="float">
            <text:p>83,27</text:p>
          </table:table-cell>
          <table:table-cell table:style-name="ce22" table:number-columns-repeated="3"/>
          <table:table-cell table:style-name="ce22" office:value-type="string" calcext:value-type="string">
            <text:p>PY_3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24.88" calcext:value-type="float">
            <text:p>24,88</text:p>
          </table:table-cell>
          <table:table-cell table:style-name="ce22" table:number-columns-repeated="3"/>
          <table:table-cell table:style-name="ce22" office:value-type="string" calcext:value-type="string">
            <text:p>PY_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11.39" calcext:value-type="float">
            <text:p>11,39</text:p>
          </table:table-cell>
          <table:table-cell table:style-name="ce22" table:number-columns-repeated="3"/>
          <table:table-cell table:style-name="ce22" office:value-type="string" calcext:value-type="string">
            <text:p>PY_5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8.511" calcext:value-type="float">
            <text:p>8,511</text:p>
          </table:table-cell>
          <table:table-cell table:style-name="ce22" table:number-columns-repeated="3"/>
          <table:table-cell table:style-name="ce22" office:value-type="string" calcext:value-type="string">
            <text:p>PY_6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49.75" calcext:value-type="float">
            <text:p>49,75</text:p>
          </table:table-cell>
          <table:table-cell table:style-name="ce22" table:number-columns-repeated="3"/>
          <table:table-cell table:style-name="ce22" office:value-type="string" calcext:value-type="string">
            <text:p>PY_7</text:p>
          </table:table-cell>
          <table:table-cell table:style-name="ce22" office:value-type="float" office:value="0.061" calcext:value-type="float">
            <text:p>0,0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4.63" calcext:value-type="float">
            <text:p>4,63</text:p>
          </table:table-cell>
          <table:table-cell table:style-name="ce22" table:number-columns-repeated="3"/>
          <table:table-cell table:style-name="ce22" office:value-type="string" calcext:value-type="string">
            <text:p>PY_8</text:p>
          </table:table-cell>
          <table:table-cell table:style-name="ce22" office:value-type="float" office:value="0.017" calcext:value-type="float">
            <text:p>0,01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table:number-columns-repeated="3"/>
          <table:table-cell table:style-name="ce22" office:value-type="string" calcext:value-type="string">
            <text:p>PY_9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3.7" calcext:value-type="float">
            <text:p>3,7</text:p>
          </table:table-cell>
          <table:table-cell table:style-name="ce22" table:number-columns-repeated="3"/>
          <table:table-cell table:style-name="ce22" office:value-type="string" calcext:value-type="string">
            <text:p>PY_10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54.6491" calcext:value-type="float">
            <text:p>54,6491</text:p>
          </table:table-cell>
          <table:table-cell table:style-name="ce23" table:formula="of:=AVERAGE([.C275:.C284])" office:value-type="string" office:string-value="" calcext:value-type="error">
            <text:p>#DIV/0!</text:p>
          </table:table-cell>
          <table:table-cell table:style-name="ce23" table:formula="of:=AVERAGE([.D275:.D284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5:.G284])" office:value-type="float" office:value="0.0869" calcext:value-type="float">
            <text:p>0,0869</text:p>
          </table:table-cell>
          <table:table-cell table:style-name="ce23" table:formula="of:=AVERAGE([.H275:.H284])" office:value-type="string" office:string-value="" calcext:value-type="error">
            <text:p>#DIV/0!</text:p>
          </table:table-cell>
          <table:table-cell table:style-name="ce23" table:formula="of:=AVERAGE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84.2696696543635" calcext:value-type="float">
            <text:p>84,2696696543635</text:p>
          </table:table-cell>
          <table:table-cell table:style-name="ce22" table:formula="of:=STDEV([.C275:.C284])" office:value-type="string" office:string-value="" calcext:value-type="error">
            <text:p>#DIV/0!</text:p>
          </table:table-cell>
          <table:table-cell table:style-name="ce22" table:formula="of:=STDEV([.D275:.D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75:.G284])" office:value-type="float" office:value="0.129898635695513" calcext:value-type="float">
            <text:p>0,129898635695513</text:p>
          </table:table-cell>
          <table:table-cell table:style-name="ce22" table:formula="of:=STDEV([.H275:.H284])" office:value-type="string" office:string-value="" calcext:value-type="error">
            <text:p>#DIV/0!</text:p>
          </table:table-cell>
          <table:table-cell table:style-name="ce22" table:formula="of:=STDEV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4.96" calcext:value-type="float">
            <text:p>14,96</text:p>
          </table:table-cell>
          <table:table-cell table:style-name="ce22" table:number-columns-repeated="3"/>
          <table:table-cell table:style-name="ce22" office:value-type="string" calcext:value-type="string">
            <text:p>TREASURY_1</text:p>
          </table:table-cell>
          <table:table-cell table:style-name="ce22" office:value-type="float" office:value="204.39" calcext:value-type="float">
            <text:p>20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5.14" calcext:value-type="float">
            <text:p>15,14</text:p>
          </table:table-cell>
          <table:table-cell table:style-name="ce22" table:number-columns-repeated="3"/>
          <table:table-cell table:style-name="ce22" office:value-type="string" calcext:value-type="string">
            <text:p>TREASURY_2</text:p>
          </table:table-cell>
          <table:table-cell table:style-name="ce22" office:value-type="float" office:value="266.68" calcext:value-type="float">
            <text:p>266,6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6.43" calcext:value-type="float">
            <text:p>16,43</text:p>
          </table:table-cell>
          <table:table-cell table:style-name="ce22" table:number-columns-repeated="3"/>
          <table:table-cell table:style-name="ce22" office:value-type="string" calcext:value-type="string">
            <text:p>TREASURY_3</text:p>
          </table:table-cell>
          <table:table-cell table:style-name="ce22" office:value-type="float" office:value="203.63" calcext:value-type="float">
            <text:p>203,6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4.81" calcext:value-type="float">
            <text:p>14,81</text:p>
          </table:table-cell>
          <table:table-cell table:style-name="ce22" table:number-columns-repeated="3"/>
          <table:table-cell table:style-name="ce22" office:value-type="string" calcext:value-type="string">
            <text:p>TREASURY_4</text:p>
          </table:table-cell>
          <table:table-cell table:style-name="ce22" office:value-type="float" office:value="131.81" calcext:value-type="float">
            <text:p>131,8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13.06" calcext:value-type="float">
            <text:p>13,06</text:p>
          </table:table-cell>
          <table:table-cell table:style-name="ce22" table:number-columns-repeated="3"/>
          <table:table-cell table:style-name="ce22" office:value-type="string" calcext:value-type="string">
            <text:p>TREASURY_5</text:p>
          </table:table-cell>
          <table:table-cell table:style-name="ce22" office:value-type="float" office:value="236.41" calcext:value-type="float">
            <text:p>236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6.19" calcext:value-type="float">
            <text:p>16,19</text:p>
          </table:table-cell>
          <table:table-cell table:style-name="ce22" table:number-columns-repeated="3"/>
          <table:table-cell table:style-name="ce22" office:value-type="string" calcext:value-type="string">
            <text:p>TREASURY_6</text:p>
          </table:table-cell>
          <table:table-cell table:style-name="ce22" office:value-type="float" office:value="313.28" calcext:value-type="float">
            <text:p>313,2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16.14" calcext:value-type="float">
            <text:p>16,14</text:p>
          </table:table-cell>
          <table:table-cell table:style-name="ce22" table:number-columns-repeated="3"/>
          <table:table-cell table:style-name="ce22" office:value-type="string" calcext:value-type="string">
            <text:p>TREASURY_7</text:p>
          </table:table-cell>
          <table:table-cell table:style-name="ce22" office:value-type="float" office:value="205.12" calcext:value-type="float">
            <text:p>205,1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19.97" calcext:value-type="float">
            <text:p>19,97</text:p>
          </table:table-cell>
          <table:table-cell table:style-name="ce22" table:number-columns-repeated="3"/>
          <table:table-cell table:style-name="ce22" office:value-type="string" calcext:value-type="string">
            <text:p>TREASURY_8</text:p>
          </table:table-cell>
          <table:table-cell table:style-name="ce22" office:value-type="float" office:value="114.5" calcext:value-type="float">
            <text:p>114,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table:number-columns-repeated="3"/>
          <table:table-cell table:style-name="ce22" office:value-type="string" calcext:value-type="string">
            <text:p>TREASURY_9</text:p>
          </table:table-cell>
          <table:table-cell table:style-name="ce22" office:value-type="float" office:value="129.98" calcext:value-type="float">
            <text:p>129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13.44" calcext:value-type="float">
            <text:p>13,44</text:p>
          </table:table-cell>
          <table:table-cell table:style-name="ce22" table:number-columns-repeated="3"/>
          <table:table-cell table:style-name="ce22" office:value-type="string" calcext:value-type="string">
            <text:p>TREASURY_10</text:p>
          </table:table-cell>
          <table:table-cell table:style-name="ce22" office:value-type="float" office:value="275.08" calcext:value-type="float">
            <text:p>275,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5.433" calcext:value-type="float">
            <text:p>15,433</text:p>
          </table:table-cell>
          <table:table-cell table:style-name="ce23" table:formula="of:=AVERAGE([.C288:.C297])" office:value-type="string" office:string-value="" calcext:value-type="error">
            <text:p>#DIV/0!</text:p>
          </table:table-cell>
          <table:table-cell table:style-name="ce23" table:formula="of:=AVERAGE([.D288:.D297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8:.G297])" office:value-type="float" office:value="208.088" calcext:value-type="float">
            <text:p>208,088</text:p>
          </table:table-cell>
          <table:table-cell table:style-name="ce23" table:formula="of:=AVERAGE([.H288:.H297])" office:value-type="string" office:string-value="" calcext:value-type="error">
            <text:p>#DIV/0!</text:p>
          </table:table-cell>
          <table:table-cell table:style-name="ce23" table:formula="of:=AVERAGE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95781085228715" calcext:value-type="float">
            <text:p>1,95781085228715</text:p>
          </table:table-cell>
          <table:table-cell table:style-name="ce7" table:formula="of:=STDEV([.C288:.C297])" office:value-type="string" office:string-value="" calcext:value-type="error">
            <text:p>#DIV/0!</text:p>
          </table:table-cell>
          <table:table-cell table:style-name="ce7" table:formula="of:=STDEV([.D288:.D297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Default" table:formula="of:=STDEV([.G288:.G297])" office:value-type="float" office:value="67.0892504719563" calcext:value-type="float">
            <text:p>67,0892504719563</text:p>
          </table:table-cell>
          <table:table-cell table:style-name="Default" table:formula="of:=STDEV([.H288:.H297])" office:value-type="string" office:string-value="" calcext:value-type="error">
            <text:p>#DIV/0!</text:p>
          </table:table-cell>
          <table:table-cell table:style-name="Default" table:formula="of:=STDEV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143" calcext:value-type="float">
            <text:p>0,14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194" calcext:value-type="float">
            <text:p>0,194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1796" calcext:value-type="float">
            <text:p>0,1796</text:p>
          </table:table-cell>
          <table:table-cell table:style-name="ce23" table:formula="of:=AVERAGE([.C301:.C310])" office:value-type="string" office:string-value="" calcext:value-type="error">
            <text:p>#DIV/0!</text:p>
          </table:table-cell>
          <table:table-cell table:style-name="ce23" table:formula="of:=AVERAGE([.D301:.D310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7" table:formula="of:=STDEV([.B301:.B310])" office:value-type="float" office:value="0.0792495355752252" calcext:value-type="float">
            <text:p>0,0792495355752252</text:p>
          </table:table-cell>
          <table:table-cell table:style-name="ce7" table:formula="of:=STDEV([.C301:.C310])" office:value-type="string" office:string-value="" calcext:value-type="error">
            <text:p>#DIV/0!</text:p>
          </table:table-cell>
          <table:table-cell table:style-name="ce7" table:formula="of:=STDEV([.D301:.D310])" office:value-type="string" office:string-value="" calcext:value-type="error">
            <text:p>#DIV/0!</text:p>
          </table:table-cell>
          <table:table-cell/>
          <table:table-cell table:style-name="ce19" table:number-columns-repeated="4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/>
          <table:table-cell table:style-name="Default" table:number-columns-repeated="7"/>
          <table:table-cell table:number-columns-repeated="16373"/>
        </table:table-row>
        <table:table-row table:style-name="ro1" table:number-rows-repeated="6">
          <table:table-cell table:style-name="Default" table:number-columns-repeated="9"/>
          <table:table-cell table:number-columns-repeated="16373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73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73"/>
        </table:table-row>
        <table:table-row table:style-name="ro1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4822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BF_AVERAGES" table:style-name="ta1">
        <table:table-column table:style-name="co8" table:default-cell-style-name="ce39"/>
        <table:table-column table:style-name="co2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2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/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office:value-type="percentage" office:value="0.3706" calcext:value-type="percentage">
            <text:p>37,06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office:value-type="percentage" office:value="0.4909" calcext:value-type="percentage">
            <text:p>49,09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office:value-type="percentage" office:value="0.2626" calcext:value-type="percentage">
            <text:p>26,26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office:value-type="percentage" office:value="0.0667" calcext:value-type="percentage">
            <text:p>6,6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office:value-type="percentage" office:value="0.134" calcext:value-type="percentage">
            <text:p>13,4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office:value-type="percentage" office:value="0.1128" calcext:value-type="percentage">
            <text:p>11,2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247" calcext:value-type="percentage">
            <text:p>2,4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26557692307692" calcext:value-type="percentage">
            <text:p>22,66%</text:p>
          </table:table-cell>
          <table:table-cell table:style-name="ce38" table:formula="of:=AVERAGE([.D3:.D31])" office:value-type="string" office:string-value="" calcext:value-type="error">
            <text:p>#DIV/0!</text:p>
          </table:table-cell>
          <table:table-cell table:style-name="ce38" table:formula="of:=AVERAGE([.E3:.E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263854401976104" calcext:value-type="percentage">
            <text:p>26,39%</text:p>
          </table:table-cell>
          <table:table-cell table:style-name="ce38" table:formula="of:=([.B32]-[.D32])/[.B32]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formula="of:=0.2644/9" office:value-type="float" office:value="0.0293777777777778" calcext:value-type="float">
            <text:p>0,0293777777777778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formula="of:=0.02244/4" office:value-type="float" office:value="0.00561" calcext:value-type="float">
            <text:p>0,00561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float" office:value="0.0174938888888889" calcext:value-type="float">
            <text:p>0,0174938888888889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998125063580828" calcext:value-type="percentage">
            <text:p>99,81%</text:p>
          </table:table-cell>
          <table:table-cell table:style-name="ce31" table:formula="of:=([.B52]-[.D52])/[.B52]" office:value-type="string" office:string-value="" calcext:value-type="error">
            <text:p>#DIV/0!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9:21:30.80861979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08T06:33:40.543584685</dc:date>
    <meta:editing-duration>P41DT9H5M47S</meta:editing-duration>
    <meta:editing-cycles>4315</meta:editing-cycles>
    <meta:generator>LibreOffice/7.5.9.1$Linux_X86_64 LibreOffice_project/50$Build-1</meta:generator>
    <meta:document-statistic meta:table-count="4" meta:cell-count="4871" meta:object-count="0"/>
  </office:meta>
</office:document-meta>
</file>